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48.28mm"/>
    </style:style>
    <style:style style:name="co3" style:family="table-column">
      <style:table-column-properties fo:break-before="auto" style:column-width="36.85mm"/>
    </style:style>
    <style:style style:name="co4" style:family="table-column">
      <style:table-column-properties fo:break-before="auto" style:column-width="50.46mm"/>
    </style:style>
    <style:style style:name="co5" style:family="table-column">
      <style:table-column-properties fo:break-before="auto" style:column-width="51.54mm"/>
    </style:style>
    <style:style style:name="co6" style:family="table-column">
      <style:table-column-properties fo:break-before="auto" style:column-width="53.99mm"/>
    </style:style>
    <style:style style:name="co7" style:family="table-column">
      <style:table-column-properties fo:break-before="auto" style:column-width="70.61mm"/>
    </style:style>
    <style:style style:name="co8" style:family="table-column">
      <style:table-column-properties fo:break-before="auto" style:column-width="39.56mm"/>
    </style:style>
    <style:style style:name="co9" style:family="table-column">
      <style:table-column-properties fo:break-before="auto" style:column-width="71.16mm"/>
    </style:style>
    <style:style style:name="co10" style:family="table-column">
      <style:table-column-properties fo:break-before="auto" style:column-width="36.3mm"/>
    </style:style>
    <style:style style:name="co11" style:family="table-column">
      <style:table-column-properties fo:break-before="auto" style:column-width="46.65mm"/>
    </style:style>
    <style:style style:name="co12" style:family="table-column">
      <style:table-column-properties fo:break-before="auto" style:column-width="28.95mm"/>
    </style:style>
    <style:style style:name="co13" style:family="table-column">
      <style:table-column-properties fo:break-before="auto" style:column-width="43.66mm"/>
    </style:style>
    <style:style style:name="co14" style:family="table-column">
      <style:table-column-properties fo:break-before="auto" style:column-width="31.13mm"/>
    </style:style>
    <style:style style:name="co15" style:family="table-column">
      <style:table-column-properties fo:break-before="auto" style:column-width="47.73mm"/>
    </style:style>
    <style:style style:name="co16" style:family="table-column">
      <style:table-column-properties fo:break-before="auto" style:column-width="26.49mm"/>
    </style:style>
    <style:style style:name="co17" style:family="table-column">
      <style:table-column-properties fo:break-before="auto" style:column-width="43.11mm"/>
    </style:style>
    <style:style style:name="co18" style:family="table-column">
      <style:table-column-properties fo:break-before="auto" style:column-width="30.59mm"/>
    </style:style>
    <style:style style:name="co19" style:family="table-column">
      <style:table-column-properties fo:break-before="auto" style:column-width="47.18mm"/>
    </style:style>
    <style:style style:name="co20" style:family="table-column">
      <style:table-column-properties fo:break-before="auto" style:column-width="33.3mm"/>
    </style:style>
    <style:style style:name="co21" style:family="table-column">
      <style:table-column-properties fo:break-before="auto" style:column-width="49.92mm"/>
    </style:style>
    <style:style style:name="co22" style:family="table-column">
      <style:table-column-properties fo:break-before="auto" style:column-width="34.66mm"/>
    </style:style>
    <style:style style:name="co23" style:family="table-column">
      <style:table-column-properties fo:break-before="auto" style:column-width="42.83mm"/>
    </style:style>
    <style:style style:name="co24" style:family="table-column">
      <style:table-column-properties fo:break-before="auto" style:column-width="48.01mm"/>
    </style:style>
    <style:style style:name="co25" style:family="table-column">
      <style:table-column-properties fo:break-before="auto" style:column-width="40.92mm"/>
    </style:style>
    <style:style style:name="co26" style:family="table-column">
      <style:table-column-properties fo:break-before="auto" style:column-width="57.54mm"/>
    </style:style>
    <style:style style:name="co27" style:family="table-column">
      <style:table-column-properties fo:break-before="auto" style:column-width="55.37mm"/>
    </style:style>
    <style:style style:name="co28" style:family="table-column">
      <style:table-column-properties fo:break-before="auto" style:column-width="71.97mm"/>
    </style:style>
    <style:style style:name="co29" style:family="table-column">
      <style:table-column-properties fo:break-before="auto" style:column-width="59.99mm"/>
    </style:style>
    <style:style style:name="co30" style:family="table-column">
      <style:table-column-properties fo:break-before="auto" style:column-width="76.61mm"/>
    </style:style>
    <style:style style:name="co31" style:family="table-column">
      <style:table-column-properties fo:break-before="auto" style:column-width="57.82mm"/>
    </style:style>
    <style:style style:name="co32" style:family="table-column">
      <style:table-column-properties fo:break-before="auto" style:column-width="74.42mm"/>
    </style:style>
    <style:style style:name="co33" style:family="table-column">
      <style:table-column-properties fo:break-before="auto" style:column-width="54.82mm"/>
    </style:style>
    <style:style style:name="co34" style:family="table-column">
      <style:table-column-properties fo:break-before="auto" style:column-width="71.44mm"/>
    </style:style>
    <style:style style:name="co35" style:family="table-column">
      <style:table-column-properties fo:break-before="auto" style:column-width="61.89mm"/>
    </style:style>
    <style:style style:name="co36" style:family="table-column">
      <style:table-column-properties fo:break-before="auto" style:column-width="78.51mm"/>
    </style:style>
    <style:style style:name="co37" style:family="table-column">
      <style:table-column-properties fo:break-before="auto" style:column-width="44.2mm"/>
    </style:style>
    <style:style style:name="co38" style:family="table-column">
      <style:table-column-properties fo:break-before="auto" style:column-width="26.76mm"/>
    </style:style>
    <style:style style:name="co39" style:family="table-column">
      <style:table-column-properties fo:break-before="auto" style:column-width="29.76mm"/>
    </style:style>
    <style:style style:name="co40" style:family="table-column">
      <style:table-column-properties fo:break-before="auto" style:column-width="30.85mm"/>
    </style:style>
    <style:style style:name="co41" style:family="table-column">
      <style:table-column-properties fo:break-before="auto" style:column-width="52.09mm"/>
    </style:style>
    <style:style style:name="co42" style:family="table-column">
      <style:table-column-properties fo:break-before="auto" style:column-width="68.7mm"/>
    </style:style>
    <style:style style:name="co43" style:family="table-column">
      <style:table-column-properties fo:break-before="auto" style:column-width="42.3mm"/>
    </style:style>
    <style:style style:name="co44" style:family="table-column">
      <style:table-column-properties fo:break-before="auto" style:column-width="58.9mm"/>
    </style:style>
    <style:style style:name="co45" style:family="table-column">
      <style:table-column-properties fo:break-before="auto" style:column-width="48.82mm"/>
    </style:style>
    <style:style style:name="co46" style:family="table-column">
      <style:table-column-properties fo:break-before="auto" style:column-width="30.04mm"/>
    </style:style>
    <style:style style:name="co47" style:family="table-column">
      <style:table-column-properties fo:break-before="auto" style:column-width="39.85mm"/>
    </style:style>
    <style:style style:name="co48" style:family="table-column">
      <style:table-column-properties fo:break-before="auto" style:column-width="29.21mm"/>
    </style:style>
    <style:style style:name="co49" style:family="table-column">
      <style:table-column-properties fo:break-before="auto" style:column-width="33.85mm"/>
    </style:style>
    <style:style style:name="co50" style:family="table-column">
      <style:table-column-properties fo:break-before="auto" style:column-width="31.66mm"/>
    </style:style>
    <style:style style:name="co51" style:family="table-column">
      <style:table-column-properties fo:break-before="auto" style:column-width="28.68mm"/>
    </style:style>
    <style:style style:name="co52" style:family="table-column">
      <style:table-column-properties fo:break-before="auto" style:column-width="32.76mm"/>
    </style:style>
    <style:style style:name="co53" style:family="table-column">
      <style:table-column-properties fo:break-before="auto" style:column-width="35.75mm"/>
    </style:style>
    <style:style style:name="co5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stadistic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6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0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mpresa</text:p>
          </table:table-cell>
          <table:table-cell office:value-type="string" calcext:value-type="string">
            <text:p>TotalDePublicaciones</text:p>
          </table:table-cell>
          <table:table-cell office:value-type="string" calcext:value-type="string">
            <text:p>TotalDePublicacionesSinTexto</text:p>
          </table:table-cell>
          <table:table-cell office:value-type="string" calcext:value-type="string">
            <text:p>TotalDePublicacionesConTexto</text:p>
          </table:table-cell>
          <table:table-cell office:value-type="string" calcext:value-type="string">
            <text:p>PromedioDePublicacionesAlAno</text:p>
          </table:table-cell>
          <table:table-cell office:value-type="string" calcext:value-type="string">
            <text:p>DesviacionEstandarDePublicacionesAlAno</text:p>
          </table:table-cell>
          <table:table-cell office:value-type="string" calcext:value-type="string">
            <text:p>PromedioDeCaracteres</text:p>
          </table:table-cell>
          <table:table-cell office:value-type="string" calcext:value-type="string">
            <text:p>DesviacionEstandarPromedioDeCaracteres</text:p>
          </table:table-cell>
          <table:table-cell office:value-type="string" calcext:value-type="string">
            <text:p>PromedioDePalabras</text:p>
          </table:table-cell>
          <table:table-cell office:value-type="string" calcext:value-type="string">
            <text:p>DesvicionEstandarPalabras</text:p>
          </table:table-cell>
          <table:table-cell office:value-type="string" calcext:value-type="string">
            <text:p>PromedioEmojis</text:p>
          </table:table-cell>
          <table:table-cell office:value-type="string" calcext:value-type="string">
            <text:p>DesvicionEstandarEmojis</text:p>
          </table:table-cell>
          <table:table-cell office:value-type="string" calcext:value-type="string">
            <text:p>PromedioHashtag</text:p>
          </table:table-cell>
          <table:table-cell office:value-type="string" calcext:value-type="string">
            <text:p>DesviacionEstandarHashtag</text:p>
          </table:table-cell>
          <table:table-cell office:value-type="string" calcext:value-type="string">
            <text:p>PromedioLinks</text:p>
          </table:table-cell>
          <table:table-cell office:value-type="string" calcext:value-type="string">
            <text:p>DesviacionEstandarLinks</text:p>
          </table:table-cell>
          <table:table-cell office:value-type="string" calcext:value-type="string">
            <text:p>PromedioLinkImg</text:p>
          </table:table-cell>
          <table:table-cell office:value-type="string" calcext:value-type="string">
            <text:p>DesviacionEstandarLinkImg</text:p>
          </table:table-cell>
          <table:table-cell office:value-type="string" calcext:value-type="string">
            <text:p>PromedioLinkVideo</text:p>
          </table:table-cell>
          <table:table-cell office:value-type="string" calcext:value-type="string">
            <text:p>DesviacionEstandarLinkVideo</text:p>
          </table:table-cell>
          <table:table-cell office:value-type="string" calcext:value-type="string">
            <text:p>PromedioLinkAlbum</text:p>
          </table:table-cell>
          <table:table-cell office:value-type="string" calcext:value-type="string">
            <text:p>DesvicionEstandarAlbum</text:p>
          </table:table-cell>
          <table:table-cell office:value-type="string" calcext:value-type="string">
            <text:p>PromedioLinkOtros</text:p>
          </table:table-cell>
          <table:table-cell office:value-type="string" calcext:value-type="string">
            <text:p>DesvicionEstandarLinkOtros</text:p>
          </table:table-cell>
          <table:table-cell office:value-type="string" calcext:value-type="string">
            <text:p>PromedioDeReacciones</text:p>
          </table:table-cell>
          <table:table-cell office:value-type="string" calcext:value-type="string">
            <text:p>DesviacionEstandarDeReacciones</text:p>
          </table:table-cell>
          <table:table-cell office:value-type="string" calcext:value-type="string">
            <text:p>PromedioDeReaccionesMeGusta</text:p>
          </table:table-cell>
          <table:table-cell office:value-type="string" calcext:value-type="string">
            <text:p>DesviacionEstandarDeReaccionesMeGusta</text:p>
          </table:table-cell>
          <table:table-cell office:value-type="string" calcext:value-type="string">
            <text:p>PromedioDeReaccionesMeAsombra</text:p>
          </table:table-cell>
          <table:table-cell office:value-type="string" calcext:value-type="string">
            <text:p>DesviacionEstandarDeReaccionesMeAsombra</text:p>
          </table:table-cell>
          <table:table-cell office:value-type="string" calcext:value-type="string">
            <text:p>PromedioDeReaccionesMeDivierte</text:p>
          </table:table-cell>
          <table:table-cell office:value-type="string" calcext:value-type="string">
            <text:p>DesviacionEstandarDeReaccionesMeDivierte</text:p>
          </table:table-cell>
          <table:table-cell office:value-type="string" calcext:value-type="string">
            <text:p>PromedioDeReaccionesMeEnoja</text:p>
          </table:table-cell>
          <table:table-cell office:value-type="string" calcext:value-type="string">
            <text:p>DesviacionEstandarDeReaccionesMeEnoja</text:p>
          </table:table-cell>
          <table:table-cell office:value-type="string" calcext:value-type="string">
            <text:p>PromedioDeReaccionesEncanta</text:p>
          </table:table-cell>
          <table:table-cell office:value-type="string" calcext:value-type="string">
            <text:p>DesviacionEstandaDeReaccionesMeEncanta</text:p>
          </table:table-cell>
          <table:table-cell office:value-type="string" calcext:value-type="string">
            <text:p>PromedioDeReaccionesMeEntristece</text:p>
          </table:table-cell>
          <table:table-cell office:value-type="string" calcext:value-type="string">
            <text:p>DesviacionEstandarDeReaccionesMeEntristece</text:p>
          </table:table-cell>
          <table:table-cell office:value-type="string" calcext:value-type="string">
            <text:p>ConAlMenosUnaReaccion</text:p>
          </table:table-cell>
          <table:table-cell office:value-type="string" calcext:value-type="string">
            <text:p>SinReacciones</text:p>
          </table:table-cell>
          <table:table-cell office:value-type="string" calcext:value-type="string">
            <text:p>Con6Reacciones</text:p>
          </table:table-cell>
          <table:table-cell office:value-type="string" calcext:value-type="string">
            <text:p>ConSoloMeGusta</text:p>
          </table:table-cell>
          <table:table-cell office:value-type="string" calcext:value-type="string">
            <text:p>PromedioDeVecesCompartidos</text:p>
          </table:table-cell>
          <table:table-cell office:value-type="string" calcext:value-type="string">
            <text:p>DesviacionEstandarDeVecesCompartidos</text:p>
          </table:table-cell>
          <table:table-cell office:value-type="string" calcext:value-type="string">
            <text:p>PromedioDeComentarios</text:p>
          </table:table-cell>
          <table:table-cell office:value-type="string" calcext:value-type="string">
            <text:p>DesviacionEstandarDeComentarios</text:p>
          </table:table-cell>
          <table:table-cell office:value-type="string" calcext:value-type="string">
            <text:p>ConComentariosYVecesCom</text:p>
          </table:table-cell>
          <table:table-cell office:value-type="string" calcext:value-type="string">
            <text:p>SoloComentarios</text:p>
          </table:table-cell>
          <table:table-cell office:value-type="string" calcext:value-type="string">
            <text:p>SoloVecesCompartidos</text:p>
          </table:table-cell>
          <table:table-cell office:value-type="string" calcext:value-type="string">
            <text:p>TotalDeReacciones</text:p>
          </table:table-cell>
          <table:table-cell office:value-type="string" calcext:value-type="string">
            <text:p>TotalDeMeGusta</text:p>
          </table:table-cell>
          <table:table-cell office:value-type="string" calcext:value-type="string">
            <text:p>TotalDeMeAsombra</text:p>
          </table:table-cell>
          <table:table-cell office:value-type="string" calcext:value-type="string">
            <text:p>TotalDeMeDivierte</text:p>
          </table:table-cell>
          <table:table-cell office:value-type="string" calcext:value-type="string">
            <text:p>TotalDeMeEnoja</text:p>
          </table:table-cell>
          <table:table-cell office:value-type="string" calcext:value-type="string">
            <text:p>TotalDeMeEncanta</text:p>
          </table:table-cell>
          <table:table-cell office:value-type="string" calcext:value-type="string">
            <text:p>TotalDeMeEntristec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ash Royale ES</text:p>
          </table:table-cell>
          <table:table-cell office:value-type="float" office:value="561" calcext:value-type="float">
            <text:p>561</text:p>
          </table:table-cell>
          <table:table-cell office:value-type="float" office:value="3" calcext:value-type="float">
            <text:p>3</text:p>
          </table:table-cell>
          <table:table-cell office:value-type="float" office:value="558" calcext:value-type="float">
            <text:p>558</text:p>
          </table:table-cell>
          <table:table-cell office:value-type="float" office:value="186" calcext:value-type="float">
            <text:p>186</text:p>
          </table:table-cell>
          <table:table-cell office:value-type="float" office:value="139.513440212762" calcext:value-type="float">
            <text:p>139.5134402128</text:p>
          </table:table-cell>
          <table:table-cell office:value-type="float" office:value="161.724508050089" calcext:value-type="float">
            <text:p>161.7245080501</text:p>
          </table:table-cell>
          <table:table-cell office:value-type="float" office:value="165.718145387358" calcext:value-type="float">
            <text:p>165.7181453874</text:p>
          </table:table-cell>
          <table:table-cell office:value-type="float" office:value="25.3853046594982" calcext:value-type="float">
            <text:p>25.3853046595</text:p>
          </table:table-cell>
          <table:table-cell office:value-type="float" office:value="27.445160684151" calcext:value-type="float">
            <text:p>27.4451606842</text:p>
          </table:table-cell>
          <table:table-cell office:value-type="float" office:value="1.4247311827957" calcext:value-type="float">
            <text:p>1.4247311828</text:p>
          </table:table-cell>
          <table:table-cell office:value-type="float" office:value="1.11549746981186" calcext:value-type="float">
            <text:p>1.1154974698</text:p>
          </table:table-cell>
          <table:table-cell office:value-type="float" office:value="0.0573476702508961" calcext:value-type="float">
            <text:p>0.0573476703</text:p>
          </table:table-cell>
          <table:table-cell office:value-type="float" office:value="0.254581230925875" calcext:value-type="float">
            <text:p>0.2545812309</text:p>
          </table:table-cell>
          <table:table-cell office:value-type="float" office:value="1.93189964157706" calcext:value-type="float">
            <text:p>1.9318996416</text:p>
          </table:table-cell>
          <table:table-cell office:value-type="float" office:value="1.06543291080163" calcext:value-type="float">
            <text:p>1.0654329108</text:p>
          </table:table-cell>
          <table:table-cell office:value-type="float" office:value="1.21863799283154" calcext:value-type="float">
            <text:p>1.2186379928</text:p>
          </table:table-cell>
          <table:table-cell office:value-type="float" office:value="1.04840394558038" calcext:value-type="float">
            <text:p>1.0484039456</text:p>
          </table:table-cell>
          <table:table-cell office:value-type="float" office:value="0.39247311827957" calcext:value-type="float">
            <text:p>0.3924731183</text:p>
          </table:table-cell>
          <table:table-cell office:value-type="float" office:value="0.547147027177392" calcext:value-type="float">
            <text:p>0.5471470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078853046595" calcext:value-type="float">
            <text:p>0.3207885305</text:p>
          </table:table-cell>
          <table:table-cell office:value-type="float" office:value="0.538115077842153" calcext:value-type="float">
            <text:p>0.5381150778</text:p>
          </table:table-cell>
          <table:table-cell office:value-type="float" office:value="6209.1164874552" calcext:value-type="float">
            <text:p>6209.1164874552</text:p>
          </table:table-cell>
          <table:table-cell office:value-type="float" office:value="11457.6332645126" calcext:value-type="float">
            <text:p>11457.6332645126</text:p>
          </table:table-cell>
          <table:table-cell office:value-type="float" office:value="3807.67741935484" calcext:value-type="float">
            <text:p>3807.6774193548</text:p>
          </table:table-cell>
          <table:table-cell office:value-type="float" office:value="7475.50881881914" calcext:value-type="float">
            <text:p>7475.5088188192</text:p>
          </table:table-cell>
          <table:table-cell office:value-type="float" office:value="479.362007168459" calcext:value-type="float">
            <text:p>479.3620071685</text:p>
          </table:table-cell>
          <table:table-cell office:value-type="float" office:value="1492.0796442046" calcext:value-type="float">
            <text:p>1492.0796442046</text:p>
          </table:table-cell>
          <table:table-cell office:value-type="float" office:value="681.383512544803" calcext:value-type="float">
            <text:p>681.3835125448</text:p>
          </table:table-cell>
          <table:table-cell office:value-type="float" office:value="1547.7307911979" calcext:value-type="float">
            <text:p>1547.7307911979</text:p>
          </table:table-cell>
          <table:table-cell office:value-type="float" office:value="207.232974910394" calcext:value-type="float">
            <text:p>207.2329749104</text:p>
          </table:table-cell>
          <table:table-cell office:value-type="float" office:value="603.634591384754" calcext:value-type="float">
            <text:p>603.6345913848</text:p>
          </table:table-cell>
          <table:table-cell office:value-type="float" office:value="961.976702508961" calcext:value-type="float">
            <text:p>961.976702509</text:p>
          </table:table-cell>
          <table:table-cell office:value-type="float" office:value="3175.93657867832" calcext:value-type="float">
            <text:p>3175.9365786783</text:p>
          </table:table-cell>
          <table:table-cell office:value-type="float" office:value="71.4838709677419" calcext:value-type="float">
            <text:p>71.4838709677</text:p>
          </table:table-cell>
          <table:table-cell office:value-type="float" office:value="251.228819984393" calcext:value-type="float">
            <text:p>251.2288199844</text:p>
          </table:table-cell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463.985663082437" calcext:value-type="float">
            <text:p>463.9856630824</text:p>
          </table:table-cell>
          <table:table-cell office:value-type="float" office:value="1495.28851334641" calcext:value-type="float">
            <text:p>1495.2885133464</text:p>
          </table:table-cell>
          <table:table-cell office:value-type="float" office:value="1006.34408602151" calcext:value-type="float">
            <text:p>1006.3440860215</text:p>
          </table:table-cell>
          <table:table-cell office:value-type="float" office:value="2341.34139781088" calcext:value-type="float">
            <text:p>2341.3413978109</text:p>
          </table:table-cell>
          <table:table-cell office:value-type="float" office:value="556" calcext:value-type="float">
            <text:p>5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64687" calcext:value-type="float">
            <text:p>3464687</text:p>
          </table:table-cell>
          <table:table-cell office:value-type="float" office:value="2124684" calcext:value-type="float">
            <text:p>2124684</text:p>
          </table:table-cell>
          <table:table-cell office:value-type="float" office:value="267484" calcext:value-type="float">
            <text:p>267484</text:p>
          </table:table-cell>
          <table:table-cell office:value-type="float" office:value="380212" calcext:value-type="float">
            <text:p>380212</text:p>
          </table:table-cell>
          <table:table-cell office:value-type="float" office:value="115636" calcext:value-type="float">
            <text:p>115636</text:p>
          </table:table-cell>
          <table:table-cell office:value-type="float" office:value="536783" calcext:value-type="float">
            <text:p>536783</text:p>
          </table:table-cell>
          <table:table-cell office:value-type="float" office:value="39888" calcext:value-type="float">
            <text:p>398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on Mexicana</text:p>
          </table:table-cell>
          <table:table-cell office:value-type="float" office:value="1157" calcext:value-type="float">
            <text:p>1157</text:p>
          </table:table-cell>
          <table:table-cell office:value-type="float" office:value="4" calcext:value-type="float">
            <text:p>4</text:p>
          </table:table-cell>
          <table:table-cell office:value-type="float" office:value="1153" calcext:value-type="float">
            <text:p>1153</text:p>
          </table:table-cell>
          <table:table-cell office:value-type="float" office:value="373.666666666667" calcext:value-type="float">
            <text:p>373.6666666667</text:p>
          </table:table-cell>
          <table:table-cell office:value-type="float" office:value="98.174447908925" calcext:value-type="float">
            <text:p>98.1744479089</text:p>
          </table:table-cell>
          <table:table-cell office:value-type="float" office:value="122.199306759099" calcext:value-type="float">
            <text:p>122.1993067591</text:p>
          </table:table-cell>
          <table:table-cell office:value-type="float" office:value="80.9716136549736" calcext:value-type="float">
            <text:p>80.971613655</text:p>
          </table:table-cell>
          <table:table-cell office:value-type="float" office:value="19.1283607979185" calcext:value-type="float">
            <text:p>19.1283607979</text:p>
          </table:table-cell>
          <table:table-cell office:value-type="float" office:value="12.8822474983509" calcext:value-type="float">
            <text:p>12.8822474984</text:p>
          </table:table-cell>
          <table:table-cell office:value-type="float" office:value="1.0858629661752" calcext:value-type="float">
            <text:p>1.0858629662</text:p>
          </table:table-cell>
          <table:table-cell office:value-type="float" office:value="1.45784939633738" calcext:value-type="float">
            <text:p>1.4578493963</text:p>
          </table:table-cell>
          <table:table-cell office:value-type="float" office:value="0.705117085862966" calcext:value-type="float">
            <text:p>0.7051170859</text:p>
          </table:table-cell>
          <table:table-cell office:value-type="float" office:value="0.62454827331531" calcext:value-type="float">
            <text:p>0.6245482733</text:p>
          </table:table-cell>
          <table:table-cell office:value-type="float" office:value="1.59843885516045" calcext:value-type="float">
            <text:p>1.5984388552</text:p>
          </table:table-cell>
          <table:table-cell office:value-type="float" office:value="1.34347454091927" calcext:value-type="float">
            <text:p>1.3434745409</text:p>
          </table:table-cell>
          <table:table-cell office:value-type="float" office:value="1.04249783174328" calcext:value-type="float">
            <text:p>1.0424978317</text:p>
          </table:table-cell>
          <table:table-cell office:value-type="float" office:value="1.48916806120821" calcext:value-type="float">
            <text:p>1.4891680612</text:p>
          </table:table-cell>
          <table:table-cell office:value-type="float" office:value="0.0962705984388552" calcext:value-type="float">
            <text:p>0.0962705984</text:p>
          </table:table-cell>
          <table:table-cell office:value-type="float" office:value="0.294961981134993" calcext:value-type="float">
            <text:p>0.2949619811</text:p>
          </table:table-cell>
          <table:table-cell office:value-type="float" office:value="0.00173460537727667" calcext:value-type="float">
            <text:p>0.0017346054</text:p>
          </table:table-cell>
          <table:table-cell office:value-type="float" office:value="0.0416124563257421" calcext:value-type="float">
            <text:p>0.0416124563</text:p>
          </table:table-cell>
          <table:table-cell office:value-type="float" office:value="0.457935819601041" calcext:value-type="float">
            <text:p>0.4579358196</text:p>
          </table:table-cell>
          <table:table-cell office:value-type="float" office:value="0.619297847691193" calcext:value-type="float">
            <text:p>0.6192978477</text:p>
          </table:table-cell>
          <table:table-cell office:value-type="float" office:value="2045.31656548135" calcext:value-type="float">
            <text:p>2045.3165654814</text:p>
          </table:table-cell>
          <table:table-cell office:value-type="float" office:value="6529.41510906466" calcext:value-type="float">
            <text:p>6529.4151090647</text:p>
          </table:table-cell>
          <table:table-cell office:value-type="float" office:value="1411.04943625325" calcext:value-type="float">
            <text:p>1411.0494362533</text:p>
          </table:table-cell>
          <table:table-cell office:value-type="float" office:value="4549.0661821286" calcext:value-type="float">
            <text:p>4549.0661821286</text:p>
          </table:table-cell>
          <table:table-cell office:value-type="float" office:value="28.5143104943625" calcext:value-type="float">
            <text:p>28.5143104944</text:p>
          </table:table-cell>
          <table:table-cell office:value-type="float" office:value="112.329338662098" calcext:value-type="float">
            <text:p>112.3293386621</text:p>
          </table:table-cell>
          <table:table-cell office:value-type="float" office:value="295.600173460538" calcext:value-type="float">
            <text:p>295.6001734605</text:p>
          </table:table-cell>
          <table:table-cell office:value-type="float" office:value="1816.97798404896" calcext:value-type="float">
            <text:p>1816.977984049</text:p>
          </table:table-cell>
          <table:table-cell office:value-type="float" office:value="2.76582827406765" calcext:value-type="float">
            <text:p>2.7658282741</text:p>
          </table:table-cell>
          <table:table-cell office:value-type="float" office:value="21.2903516912685" calcext:value-type="float">
            <text:p>21.2903516913</text:p>
          </table:table-cell>
          <table:table-cell office:value-type="float" office:value="268.029488291414" calcext:value-type="float">
            <text:p>268.0294882914</text:p>
          </table:table-cell>
          <table:table-cell office:value-type="float" office:value="709.585437157268" calcext:value-type="float">
            <text:p>709.5854371573</text:p>
          </table:table-cell>
          <table:table-cell office:value-type="float" office:value="39.357328707719" calcext:value-type="float">
            <text:p>39.3573287077</text:p>
          </table:table-cell>
          <table:table-cell office:value-type="float" office:value="405.61438069769" calcext:value-type="float">
            <text:p>405.6143806977</text:p>
          </table:table-cell>
          <table:table-cell office:value-type="float" office:value="1153" calcext:value-type="float">
            <text:p>1153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39" calcext:value-type="float">
            <text:p>39</text:p>
          </table:table-cell>
          <table:table-cell office:value-type="float" office:value="371.807458803122" calcext:value-type="float">
            <text:p>371.8074588031</text:p>
          </table:table-cell>
          <table:table-cell office:value-type="float" office:value="1014.85646973753" calcext:value-type="float">
            <text:p>1014.8564697375</text:p>
          </table:table-cell>
          <table:table-cell office:value-type="float" office:value="98.9427580225499" calcext:value-type="float">
            <text:p>98.9427580225</text:p>
          </table:table-cell>
          <table:table-cell office:value-type="float" office:value="262.43871001665" calcext:value-type="float">
            <text:p>262.4387100167</text:p>
          </table:table-cell>
          <table:table-cell office:value-type="float" office:value="1032" calcext:value-type="float">
            <text:p>1032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2358250" calcext:value-type="float">
            <text:p>2358250</text:p>
          </table:table-cell>
          <table:table-cell office:value-type="float" office:value="1626940" calcext:value-type="float">
            <text:p>1626940</text:p>
          </table:table-cell>
          <table:table-cell office:value-type="float" office:value="32877" calcext:value-type="float">
            <text:p>32877</text:p>
          </table:table-cell>
          <table:table-cell office:value-type="float" office:value="340827" calcext:value-type="float">
            <text:p>340827</text:p>
          </table:table-cell>
          <table:table-cell office:value-type="float" office:value="3189" calcext:value-type="float">
            <text:p>3189</text:p>
          </table:table-cell>
          <table:table-cell office:value-type="float" office:value="309038" calcext:value-type="float">
            <text:p>309038</text:p>
          </table:table-cell>
          <table:table-cell office:value-type="float" office:value="45379" calcext:value-type="float">
            <text:p>453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y Interesante MĂ©xico</text:p>
          </table:table-cell>
          <table:table-cell office:value-type="float" office:value="2175" calcext:value-type="float">
            <text:p>2175</text:p>
          </table:table-cell>
          <table:table-cell office:value-type="float" office:value="1" calcext:value-type="float">
            <text:p>1</text:p>
          </table:table-cell>
          <table:table-cell office:value-type="float" office:value="2174" calcext:value-type="float">
            <text:p>2174</text:p>
          </table:table-cell>
          <table:table-cell office:value-type="float" office:value="695" calcext:value-type="float">
            <text:p>695</text:p>
          </table:table-cell>
          <table:table-cell office:value-type="float" office:value="142.129049341318" calcext:value-type="float">
            <text:p>142.1290493413</text:p>
          </table:table-cell>
          <table:table-cell office:value-type="float" office:value="120.269425287356" calcext:value-type="float">
            <text:p>120.2694252874</text:p>
          </table:table-cell>
          <table:table-cell office:value-type="float" office:value="88.2702592857999" calcext:value-type="float">
            <text:p>88.2702592858</text:p>
          </table:table-cell>
          <table:table-cell office:value-type="float" office:value="19.5841766329347" calcext:value-type="float">
            <text:p>19.5841766329</text:p>
          </table:table-cell>
          <table:table-cell office:value-type="float" office:value="14.6673650921728" calcext:value-type="float">
            <text:p>14.6673650922</text:p>
          </table:table-cell>
          <table:table-cell office:value-type="float" office:value="0.0929162833486661" calcext:value-type="float">
            <text:p>0.0929162833</text:p>
          </table:table-cell>
          <table:table-cell office:value-type="float" office:value="0.397341042122623" calcext:value-type="float">
            <text:p>0.3973410421</text:p>
          </table:table-cell>
          <table:table-cell office:value-type="float" office:value="0.0919963201471941" calcext:value-type="float">
            <text:p>0.0919963201</text:p>
          </table:table-cell>
          <table:table-cell office:value-type="float" office:value="0.327798780450507" calcext:value-type="float">
            <text:p>0.3277987805</text:p>
          </table:table-cell>
          <table:table-cell office:value-type="float" office:value="0.821067157313708" calcext:value-type="float">
            <text:p>0.8210671573</text:p>
          </table:table-cell>
          <table:table-cell office:value-type="float" office:value="0.783158492031319" calcext:value-type="float">
            <text:p>0.783158492</text:p>
          </table:table-cell>
          <table:table-cell office:value-type="float" office:value="0.0289788408463661" calcext:value-type="float">
            <text:p>0.0289788408</text:p>
          </table:table-cell>
          <table:table-cell office:value-type="float" office:value="0.238029256342991" calcext:value-type="float">
            <text:p>0.2380292563</text:p>
          </table:table-cell>
          <table:table-cell office:value-type="float" office:value="0.425482980680773" calcext:value-type="float">
            <text:p>0.4254829807</text:p>
          </table:table-cell>
          <table:table-cell office:value-type="float" office:value="0.494416033145951" calcext:value-type="float">
            <text:p>0.4944160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6605335786569" calcext:value-type="float">
            <text:p>0.3666053358</text:p>
          </table:table-cell>
          <table:table-cell office:value-type="float" office:value="0.487571166875378" calcext:value-type="float">
            <text:p>0.4875711669</text:p>
          </table:table-cell>
          <table:table-cell office:value-type="float" office:value="6857.38914443422" calcext:value-type="float">
            <text:p>6857.3891444342</text:p>
          </table:table-cell>
          <table:table-cell office:value-type="float" office:value="11303.2820777406" calcext:value-type="float">
            <text:p>11303.2820777406</text:p>
          </table:table-cell>
          <table:table-cell office:value-type="float" office:value="6124.55657773689" calcext:value-type="float">
            <text:p>6124.5565777369</text:p>
          </table:table-cell>
          <table:table-cell office:value-type="float" office:value="10466.4482684125" calcext:value-type="float">
            <text:p>10466.4482684125</text:p>
          </table:table-cell>
          <table:table-cell office:value-type="float" office:value="372.511959521619" calcext:value-type="float">
            <text:p>372.5119595216</text:p>
          </table:table-cell>
          <table:table-cell office:value-type="float" office:value="1031.25883569331" calcext:value-type="float">
            <text:p>1031.2588356933</text:p>
          </table:table-cell>
          <table:table-cell office:value-type="float" office:value="26.1605335786569" calcext:value-type="float">
            <text:p>26.1605335787</text:p>
          </table:table-cell>
          <table:table-cell office:value-type="float" office:value="106.905522291" calcext:value-type="float">
            <text:p>106.905522291</text:p>
          </table:table-cell>
          <table:table-cell office:value-type="float" office:value="9.74839006439743" calcext:value-type="float">
            <text:p>9.7483900644</text:p>
          </table:table-cell>
          <table:table-cell office:value-type="float" office:value="136.71273976839" calcext:value-type="float">
            <text:p>136.7127397684</text:p>
          </table:table-cell>
          <table:table-cell office:value-type="float" office:value="290.383624655014" calcext:value-type="float">
            <text:p>290.383624655</text:p>
          </table:table-cell>
          <table:table-cell office:value-type="float" office:value="765.938290339146" calcext:value-type="float">
            <text:p>765.9382903391</text:p>
          </table:table-cell>
          <table:table-cell office:value-type="float" office:value="34.0280588776449" calcext:value-type="float">
            <text:p>34.0280588776</text:p>
          </table:table-cell>
          <table:table-cell office:value-type="float" office:value="212.097052658159" calcext:value-type="float">
            <text:p>212.0970526582</text:p>
          </table:table-cell>
          <table:table-cell office:value-type="float" office:value="2174" calcext:value-type="float">
            <text:p>2174</text:p>
          </table:table-cell>
          <table:table-cell office:value-type="float" office:value="0" calcext:value-type="float">
            <text:p>0</text:p>
          </table:table-cell>
          <table:table-cell office:value-type="float" office:value="827" calcext:value-type="float">
            <text:p>827</text:p>
          </table:table-cell>
          <table:table-cell office:value-type="float" office:value="6" calcext:value-type="float">
            <text:p>6</text:p>
          </table:table-cell>
          <table:table-cell office:value-type="float" office:value="2209.1899724011" calcext:value-type="float">
            <text:p>2209.1899724011</text:p>
          </table:table-cell>
          <table:table-cell office:value-type="float" office:value="8425.77452592903" calcext:value-type="float">
            <text:p>8425.774525929</text:p>
          </table:table-cell>
          <table:table-cell office:value-type="float" office:value="118.817387304508" calcext:value-type="float">
            <text:p>118.8173873045</text:p>
          </table:table-cell>
          <table:table-cell office:value-type="float" office:value="296.046823125009" calcext:value-type="float">
            <text:p>296.046823125</text:p>
          </table:table-cell>
          <table:table-cell office:value-type="float" office:value="2161" calcext:value-type="float">
            <text:p>216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907964" calcext:value-type="float">
            <text:p>14907964</text:p>
          </table:table-cell>
          <table:table-cell office:value-type="float" office:value="13314786" calcext:value-type="float">
            <text:p>13314786</text:p>
          </table:table-cell>
          <table:table-cell office:value-type="float" office:value="809841" calcext:value-type="float">
            <text:p>809841</text:p>
          </table:table-cell>
          <table:table-cell office:value-type="float" office:value="56873" calcext:value-type="float">
            <text:p>56873</text:p>
          </table:table-cell>
          <table:table-cell office:value-type="float" office:value="21193" calcext:value-type="float">
            <text:p>21193</text:p>
          </table:table-cell>
          <table:table-cell office:value-type="float" office:value="631294" calcext:value-type="float">
            <text:p>631294</text:p>
          </table:table-cell>
          <table:table-cell office:value-type="float" office:value="73977" calcext:value-type="float">
            <text:p>739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inĂ©polis</text:p>
          </table:table-cell>
          <table:table-cell office:value-type="float" office:value="1985" calcext:value-type="float">
            <text:p>1985</text:p>
          </table:table-cell>
          <table:table-cell office:value-type="float" office:value="8" calcext:value-type="float">
            <text:p>8</text:p>
          </table:table-cell>
          <table:table-cell office:value-type="float" office:value="1977" calcext:value-type="float">
            <text:p>1977</text:p>
          </table:table-cell>
          <table:table-cell office:value-type="float" office:value="653" calcext:value-type="float">
            <text:p>653</text:p>
          </table:table-cell>
          <table:table-cell office:value-type="float" office:value="89.0991956566762" calcext:value-type="float">
            <text:p>89.0991956567</text:p>
          </table:table-cell>
          <table:table-cell office:value-type="float" office:value="140.214863498483" calcext:value-type="float">
            <text:p>140.2148634985</text:p>
          </table:table-cell>
          <table:table-cell office:value-type="float" office:value="69.8019286494404" calcext:value-type="float">
            <text:p>69.8019286494</text:p>
          </table:table-cell>
          <table:table-cell office:value-type="float" office:value="22.0880121396055" calcext:value-type="float">
            <text:p>22.0880121396</text:p>
          </table:table-cell>
          <table:table-cell office:value-type="float" office:value="10.7634398203674" calcext:value-type="float">
            <text:p>10.7634398204</text:p>
          </table:table-cell>
          <table:table-cell office:value-type="float" office:value="0.0222559433485078" calcext:value-type="float">
            <text:p>0.0222559433</text:p>
          </table:table-cell>
          <table:table-cell office:value-type="float" office:value="0.247415306899854" calcext:value-type="float">
            <text:p>0.2474153069</text:p>
          </table:table-cell>
          <table:table-cell office:value-type="float" office:value="1.08194233687405" calcext:value-type="float">
            <text:p>1.0819423369</text:p>
          </table:table-cell>
          <table:table-cell office:value-type="float" office:value="1.02145059888463" calcext:value-type="float">
            <text:p>1.0214505989</text:p>
          </table:table-cell>
          <table:table-cell office:value-type="float" office:value="1.17905918057663" calcext:value-type="float">
            <text:p>1.1790591806</text:p>
          </table:table-cell>
          <table:table-cell office:value-type="float" office:value="0.822856667736107" calcext:value-type="float">
            <text:p>0.8228566677</text:p>
          </table:table-cell>
          <table:table-cell office:value-type="float" office:value="0.12089023773394" calcext:value-type="float">
            <text:p>0.1208902377</text:p>
          </table:table-cell>
          <table:table-cell office:value-type="float" office:value="0.525576126392824" calcext:value-type="float">
            <text:p>0.5255761264</text:p>
          </table:table-cell>
          <table:table-cell office:value-type="float" office:value="0.482043500252908" calcext:value-type="float">
            <text:p>0.4820435003</text:p>
          </table:table-cell>
          <table:table-cell office:value-type="float" office:value="0.499677460084836" calcext:value-type="float">
            <text:p>0.4996774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6125442589782" calcext:value-type="float">
            <text:p>0.5761254426</text:p>
          </table:table-cell>
          <table:table-cell office:value-type="float" office:value="0.730432872015705" calcext:value-type="float">
            <text:p>0.730432872</text:p>
          </table:table-cell>
          <table:table-cell office:value-type="float" office:value="14257.5958523015" calcext:value-type="float">
            <text:p>14257.5958523015</text:p>
          </table:table-cell>
          <table:table-cell office:value-type="float" office:value="28618.1516983944" calcext:value-type="float">
            <text:p>28618.1516983944</text:p>
          </table:table-cell>
          <table:table-cell office:value-type="float" office:value="9157.4071825999" calcext:value-type="float">
            <text:p>9157.4071825999</text:p>
          </table:table-cell>
          <table:table-cell office:value-type="float" office:value="17745.8929061496" calcext:value-type="float">
            <text:p>17745.8929061496</text:p>
          </table:table-cell>
          <table:table-cell office:value-type="float" office:value="441.450177035913" calcext:value-type="float">
            <text:p>441.4501770359</text:p>
          </table:table-cell>
          <table:table-cell office:value-type="float" office:value="1453.24851801229" calcext:value-type="float">
            <text:p>1453.2485180123</text:p>
          </table:table-cell>
          <table:table-cell office:value-type="float" office:value="1900.6282245827" calcext:value-type="float">
            <text:p>1900.6282245827</text:p>
          </table:table-cell>
          <table:table-cell office:value-type="float" office:value="7191.45214208222" calcext:value-type="float">
            <text:p>7191.4521420822</text:p>
          </table:table-cell>
          <table:table-cell office:value-type="float" office:value="75.1507334344967" calcext:value-type="float">
            <text:p>75.1507334345</text:p>
          </table:table-cell>
          <table:table-cell office:value-type="float" office:value="741.301131298379" calcext:value-type="float">
            <text:p>741.3011312984</text:p>
          </table:table-cell>
          <table:table-cell office:value-type="float" office:value="2502.39200809307" calcext:value-type="float">
            <text:p>2502.3920080931</text:p>
          </table:table-cell>
          <table:table-cell office:value-type="float" office:value="8109.15043606519" calcext:value-type="float">
            <text:p>8109.1504360652</text:p>
          </table:table-cell>
          <table:table-cell office:value-type="float" office:value="180.567526555387" calcext:value-type="float">
            <text:p>180.5675265554</text:p>
          </table:table-cell>
          <table:table-cell office:value-type="float" office:value="1324.00438295634" calcext:value-type="float">
            <text:p>1324.0043829564</text:p>
          </table:table-cell>
          <table:table-cell office:value-type="float" office:value="1975" calcext:value-type="float">
            <text:p>1975</text:p>
          </table:table-cell>
          <table:table-cell office:value-type="float" office:value="2" calcext:value-type="float">
            <text:p>2</text:p>
          </table:table-cell>
          <table:table-cell office:value-type="float" office:value="1432" calcext:value-type="float">
            <text:p>1432</text:p>
          </table:table-cell>
          <table:table-cell office:value-type="float" office:value="25" calcext:value-type="float">
            <text:p>25</text:p>
          </table:table-cell>
          <table:table-cell office:value-type="float" office:value="4141.68639352554" calcext:value-type="float">
            <text:p>4141.6863935256</text:p>
          </table:table-cell>
          <table:table-cell office:value-type="float" office:value="18525.579434984" calcext:value-type="float">
            <text:p>18525.579434984</text:p>
          </table:table-cell>
          <table:table-cell office:value-type="float" office:value="1412.52149721801" calcext:value-type="float">
            <text:p>1412.521497218</text:p>
          </table:table-cell>
          <table:table-cell office:value-type="float" office:value="4152.64449893259" calcext:value-type="float">
            <text:p>4152.6444989326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187267" calcext:value-type="float">
            <text:p>28187267</text:p>
          </table:table-cell>
          <table:table-cell office:value-type="float" office:value="18104194" calcext:value-type="float">
            <text:p>18104194</text:p>
          </table:table-cell>
          <table:table-cell office:value-type="float" office:value="872747" calcext:value-type="float">
            <text:p>872747</text:p>
          </table:table-cell>
          <table:table-cell office:value-type="float" office:value="3757542" calcext:value-type="float">
            <text:p>3757542</text:p>
          </table:table-cell>
          <table:table-cell office:value-type="float" office:value="148573" calcext:value-type="float">
            <text:p>148573</text:p>
          </table:table-cell>
          <table:table-cell office:value-type="float" office:value="4947229" calcext:value-type="float">
            <text:p>4947229</text:p>
          </table:table-cell>
          <table:table-cell office:value-type="float" office:value="356982" calcext:value-type="float">
            <text:p>3569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scovery Channel EspaĂ±a</text:p>
          </table:table-cell>
          <table:table-cell office:value-type="float" office:value="1712" calcext:value-type="float">
            <text:p>1712</text:p>
          </table:table-cell>
          <table:table-cell office:value-type="float" office:value="0" calcext:value-type="float">
            <text:p>0</text:p>
          </table:table-cell>
          <table:table-cell office:value-type="float" office:value="1712" calcext:value-type="float">
            <text:p>1712</text:p>
          </table:table-cell>
          <table:table-cell office:value-type="float" office:value="565.333333333333" calcext:value-type="float">
            <text:p>565.3333333333</text:p>
          </table:table-cell>
          <table:table-cell office:value-type="float" office:value="39.8859485143439" calcext:value-type="float">
            <text:p>39.8859485143</text:p>
          </table:table-cell>
          <table:table-cell office:value-type="float" office:value="156.220665499124" calcext:value-type="float">
            <text:p>156.2206654991</text:p>
          </table:table-cell>
          <table:table-cell office:value-type="float" office:value="76.5312667216061" calcext:value-type="float">
            <text:p>76.5312667216</text:p>
          </table:table-cell>
          <table:table-cell office:value-type="float" office:value="26.5005841121495" calcext:value-type="float">
            <text:p>26.5005841121</text:p>
          </table:table-cell>
          <table:table-cell office:value-type="float" office:value="13.0647202628554" calcext:value-type="float">
            <text:p>13.0647202629</text:p>
          </table:table-cell>
          <table:table-cell office:value-type="float" office:value="0.222546728971963" calcext:value-type="float">
            <text:p>0.222546729</text:p>
          </table:table-cell>
          <table:table-cell office:value-type="float" office:value="0.488303433475033" calcext:value-type="float">
            <text:p>0.4883034335</text:p>
          </table:table-cell>
          <table:table-cell office:value-type="float" office:value="0.0607476635514019" calcext:value-type="float">
            <text:p>0.0607476636</text:p>
          </table:table-cell>
          <table:table-cell office:value-type="float" office:value="0.299612525269354" calcext:value-type="float">
            <text:p>0.2996125253</text:p>
          </table:table-cell>
          <table:table-cell office:value-type="float" office:value="0.853971962616822" calcext:value-type="float">
            <text:p>0.8539719626</text:p>
          </table:table-cell>
          <table:table-cell office:value-type="float" office:value="1.03769294756181" calcext:value-type="float">
            <text:p>1.0376929476</text:p>
          </table:table-cell>
          <table:table-cell office:value-type="float" office:value="0.345794392523364" calcext:value-type="float">
            <text:p>0.3457943925</text:p>
          </table:table-cell>
          <table:table-cell office:value-type="float" office:value="1.05272502412413" calcext:value-type="float">
            <text:p>1.0527250241</text:p>
          </table:table-cell>
          <table:table-cell office:value-type="float" office:value="0.271028037383178" calcext:value-type="float">
            <text:p>0.2710280374</text:p>
          </table:table-cell>
          <table:table-cell office:value-type="float" office:value="0.444490540209126" calcext:value-type="float">
            <text:p>0.4444905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714953271028" calcext:value-type="float">
            <text:p>0.2371495327</text:p>
          </table:table-cell>
          <table:table-cell office:value-type="float" office:value="0.438852907972854" calcext:value-type="float">
            <text:p>0.438852908</text:p>
          </table:table-cell>
          <table:table-cell office:value-type="float" office:value="1417.6285046729" calcext:value-type="float">
            <text:p>1417.6285046729</text:p>
          </table:table-cell>
          <table:table-cell office:value-type="float" office:value="2149.27400420905" calcext:value-type="float">
            <text:p>2149.2740042091</text:p>
          </table:table-cell>
          <table:table-cell office:value-type="float" office:value="1184.69626168224" calcext:value-type="float">
            <text:p>1184.6962616823</text:p>
          </table:table-cell>
          <table:table-cell office:value-type="float" office:value="1820.77126516011" calcext:value-type="float">
            <text:p>1820.7712651601</text:p>
          </table:table-cell>
          <table:table-cell office:value-type="float" office:value="116.117990654206" calcext:value-type="float">
            <text:p>116.1179906542</text:p>
          </table:table-cell>
          <table:table-cell office:value-type="float" office:value="254.905839961406" calcext:value-type="float">
            <text:p>254.9058399614</text:p>
          </table:table-cell>
          <table:table-cell office:value-type="float" office:value="14.9836448598131" calcext:value-type="float">
            <text:p>14.9836448598</text:p>
          </table:table-cell>
          <table:table-cell office:value-type="float" office:value="82.4742438627581" calcext:value-type="float">
            <text:p>82.4742438628</text:p>
          </table:table-cell>
          <table:table-cell office:value-type="float" office:value="20.1752336448598" calcext:value-type="float">
            <text:p>20.1752336449</text:p>
          </table:table-cell>
          <table:table-cell office:value-type="float" office:value="148.672944838039" calcext:value-type="float">
            <text:p>148.672944838</text:p>
          </table:table-cell>
          <table:table-cell office:value-type="float" office:value="54.597546728972" calcext:value-type="float">
            <text:p>54.597546729</text:p>
          </table:table-cell>
          <table:table-cell office:value-type="float" office:value="158.28002902274" calcext:value-type="float">
            <text:p>158.2800290227</text:p>
          </table:table-cell>
          <table:table-cell office:value-type="float" office:value="27.0578271028037" calcext:value-type="float">
            <text:p>27.0578271028</text:p>
          </table:table-cell>
          <table:table-cell office:value-type="float" office:value="145.151397908889" calcext:value-type="float">
            <text:p>145.1513979089</text:p>
          </table:table-cell>
          <table:table-cell office:value-type="float" office:value="1712" calcext:value-type="float">
            <text:p>1712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37" calcext:value-type="float">
            <text:p>37</text:p>
          </table:table-cell>
          <table:table-cell office:value-type="float" office:value="229.127336448598" calcext:value-type="float">
            <text:p>229.1273364486</text:p>
          </table:table-cell>
          <table:table-cell office:value-type="float" office:value="470.262254234158" calcext:value-type="float">
            <text:p>470.2622542342</text:p>
          </table:table-cell>
          <table:table-cell office:value-type="float" office:value="25.8878504672897" calcext:value-type="float">
            <text:p>25.8878504673</text:p>
          </table:table-cell>
          <table:table-cell office:value-type="float" office:value="62.841164495835" calcext:value-type="float">
            <text:p>62.8411644958</text:p>
          </table:table-cell>
          <table:table-cell office:value-type="float" office:value="1565" calcext:value-type="float">
            <text:p>1565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float" office:value="2426980" calcext:value-type="float">
            <text:p>2426980</text:p>
          </table:table-cell>
          <table:table-cell office:value-type="float" office:value="2028200" calcext:value-type="float">
            <text:p>2028200</text:p>
          </table:table-cell>
          <table:table-cell office:value-type="float" office:value="198794" calcext:value-type="float">
            <text:p>198794</text:p>
          </table:table-cell>
          <table:table-cell office:value-type="float" office:value="25652" calcext:value-type="float">
            <text:p>25652</text:p>
          </table:table-cell>
          <table:table-cell office:value-type="float" office:value="34540" calcext:value-type="float">
            <text:p>34540</text:p>
          </table:table-cell>
          <table:table-cell office:value-type="float" office:value="93471" calcext:value-type="float">
            <text:p>93471</text:p>
          </table:table-cell>
          <table:table-cell office:value-type="float" office:value="46323" calcext:value-type="float">
            <text:p>463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tional Geographic</text:p>
          </table:table-cell>
          <table:table-cell office:value-type="float" office:value="2076" calcext:value-type="float">
            <text:p>2076</text:p>
          </table:table-cell>
          <table:table-cell office:value-type="float" office:value="13" calcext:value-type="float">
            <text:p>13</text:p>
          </table:table-cell>
          <table:table-cell office:value-type="float" office:value="2063" calcext:value-type="float">
            <text:p>2063</text:p>
          </table:table-cell>
          <table:table-cell office:value-type="float" office:value="566.333333333333" calcext:value-type="float">
            <text:p>566.3333333333</text:p>
          </table:table-cell>
          <table:table-cell office:value-type="float" office:value="126.18592983724" calcext:value-type="float">
            <text:p>126.1859298372</text:p>
          </table:table-cell>
          <table:table-cell office:value-type="float" office:value="151.593507751938" calcext:value-type="float">
            <text:p>151.5935077519</text:p>
          </table:table-cell>
          <table:table-cell office:value-type="float" office:value="71.8576393020796" calcext:value-type="float">
            <text:p>71.8576393021</text:p>
          </table:table-cell>
          <table:table-cell office:value-type="float" office:value="25.3528841492971" calcext:value-type="float">
            <text:p>25.3528841493</text:p>
          </table:table-cell>
          <table:table-cell office:value-type="float" office:value="12.954880879562" calcext:value-type="float">
            <text:p>12.9548808796</text:p>
          </table:table-cell>
          <table:table-cell office:value-type="float" office:value="0.32670867668444" calcext:value-type="float">
            <text:p>0.3267086767</text:p>
          </table:table-cell>
          <table:table-cell office:value-type="float" office:value="0.896429701834945" calcext:value-type="float">
            <text:p>0.8964297018</text:p>
          </table:table-cell>
          <table:table-cell office:value-type="float" office:value="0.817256422685409" calcext:value-type="float">
            <text:p>0.8172564227</text:p>
          </table:table-cell>
          <table:table-cell office:value-type="float" office:value="0.705942394085752" calcext:value-type="float">
            <text:p>0.7059423941</text:p>
          </table:table-cell>
          <table:table-cell office:value-type="float" office:value="0.95443528841493" calcext:value-type="float">
            <text:p>0.9544352884</text:p>
          </table:table-cell>
          <table:table-cell office:value-type="float" office:value="0.658924680017756" calcext:value-type="float">
            <text:p>0.65892468</text:p>
          </table:table-cell>
          <table:table-cell office:value-type="float" office:value="0.0969461948618517" calcext:value-type="float">
            <text:p>0.0969461949</text:p>
          </table:table-cell>
          <table:table-cell office:value-type="float" office:value="0.436246027738044" calcext:value-type="float">
            <text:p>0.4362460277</text:p>
          </table:table-cell>
          <table:table-cell office:value-type="float" office:value="0.638875424139602" calcext:value-type="float">
            <text:p>0.6388754241</text:p>
          </table:table-cell>
          <table:table-cell office:value-type="float" office:value="0.521919994214287" calcext:value-type="float">
            <text:p>0.5219199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8613669413476" calcext:value-type="float">
            <text:p>0.2186136694</text:p>
          </table:table-cell>
          <table:table-cell office:value-type="float" office:value="0.457821156024699" calcext:value-type="float">
            <text:p>0.457821156</text:p>
          </table:table-cell>
          <table:table-cell office:value-type="float" office:value="1597.90984003878" calcext:value-type="float">
            <text:p>1597.9098400388</text:p>
          </table:table-cell>
          <table:table-cell office:value-type="float" office:value="3557.24319419161" calcext:value-type="float">
            <text:p>3557.2431941916</text:p>
          </table:table-cell>
          <table:table-cell office:value-type="float" office:value="1352.63063499758" calcext:value-type="float">
            <text:p>1352.6306349976</text:p>
          </table:table-cell>
          <table:table-cell office:value-type="float" office:value="2846.94451500536" calcext:value-type="float">
            <text:p>2846.9445150054</text:p>
          </table:table-cell>
          <table:table-cell office:value-type="float" office:value="55.8172564226854" calcext:value-type="float">
            <text:p>55.8172564227</text:p>
          </table:table-cell>
          <table:table-cell office:value-type="float" office:value="220.571214666693" calcext:value-type="float">
            <text:p>220.5712146667</text:p>
          </table:table-cell>
          <table:table-cell office:value-type="float" office:value="12.1357246728066" calcext:value-type="float">
            <text:p>12.1357246728</text:p>
          </table:table-cell>
          <table:table-cell office:value-type="float" office:value="68.7353668279804" calcext:value-type="float">
            <text:p>68.735366828</text:p>
          </table:table-cell>
          <table:table-cell office:value-type="float" office:value="13.2777508482792" calcext:value-type="float">
            <text:p>13.2777508483</text:p>
          </table:table-cell>
          <table:table-cell office:value-type="float" office:value="190.314903274845" calcext:value-type="float">
            <text:p>190.3149032748</text:p>
          </table:table-cell>
          <table:table-cell office:value-type="float" office:value="129.487639360155" calcext:value-type="float">
            <text:p>129.4876393602</text:p>
          </table:table-cell>
          <table:table-cell office:value-type="float" office:value="709.090440120913" calcext:value-type="float">
            <text:p>709.0904401209</text:p>
          </table:table-cell>
          <table:table-cell office:value-type="float" office:value="34.5608337372758" calcext:value-type="float">
            <text:p>34.5608337373</text:p>
          </table:table-cell>
          <table:table-cell office:value-type="float" office:value="514.903180765535" calcext:value-type="float">
            <text:p>514.9031807655</text:p>
          </table:table-cell>
          <table:table-cell office:value-type="float" office:value="2063" calcext:value-type="float">
            <text:p>2063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319" calcext:value-type="float">
            <text:p>319</text:p>
          </table:table-cell>
          <table:table-cell office:value-type="float" office:value="527.236548715463" calcext:value-type="float">
            <text:p>527.2365487155</text:p>
          </table:table-cell>
          <table:table-cell office:value-type="float" office:value="4274.57034482384" calcext:value-type="float">
            <text:p>4274.5703448239</text:p>
          </table:table-cell>
          <table:table-cell office:value-type="float" office:value="59.7435773145904" calcext:value-type="float">
            <text:p>59.7435773146</text:p>
          </table:table-cell>
          <table:table-cell office:value-type="float" office:value="238.543038197342" calcext:value-type="float">
            <text:p>238.5430381973</text:p>
          </table:table-cell>
          <table:table-cell office:value-type="float" office:value="1950" calcext:value-type="float">
            <text:p>1950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3296488" calcext:value-type="float">
            <text:p>3296488</text:p>
          </table:table-cell>
          <table:table-cell office:value-type="float" office:value="2790477" calcext:value-type="float">
            <text:p>2790477</text:p>
          </table:table-cell>
          <table:table-cell office:value-type="float" office:value="115151" calcext:value-type="float">
            <text:p>115151</text:p>
          </table:table-cell>
          <table:table-cell office:value-type="float" office:value="25036" calcext:value-type="float">
            <text:p>25036</text:p>
          </table:table-cell>
          <table:table-cell office:value-type="float" office:value="27392" calcext:value-type="float">
            <text:p>27392</text:p>
          </table:table-cell>
          <table:table-cell office:value-type="float" office:value="267133" calcext:value-type="float">
            <text:p>267133</text:p>
          </table:table-cell>
          <table:table-cell office:value-type="float" office:value="71299" calcext:value-type="float">
            <text:p>712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sher-Price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848" calcext:value-type="float">
            <text:p>848</text:p>
          </table:table-cell>
          <table:table-cell office:value-type="float" office:value="272.666666666667" calcext:value-type="float">
            <text:p>272.6666666667</text:p>
          </table:table-cell>
          <table:table-cell office:value-type="float" office:value="27.9324582201822" calcext:value-type="float">
            <text:p>27.9324582202</text:p>
          </table:table-cell>
          <table:table-cell office:value-type="float" office:value="138.404004711425" calcext:value-type="float">
            <text:p>138.4040047114</text:p>
          </table:table-cell>
          <table:table-cell office:value-type="float" office:value="521.211294672525" calcext:value-type="float">
            <text:p>521.2112946725</text:p>
          </table:table-cell>
          <table:table-cell office:value-type="float" office:value="22.7735849056604" calcext:value-type="float">
            <text:p>22.7735849057</text:p>
          </table:table-cell>
          <table:table-cell office:value-type="float" office:value="78.3152986354263" calcext:value-type="float">
            <text:p>78.3152986354</text:p>
          </table:table-cell>
          <table:table-cell office:value-type="float" office:value="1.43160377358491" calcext:value-type="float">
            <text:p>1.4316037736</text:p>
          </table:table-cell>
          <table:table-cell office:value-type="float" office:value="1.30764849930003" calcext:value-type="float">
            <text:p>1.3076484993</text:p>
          </table:table-cell>
          <table:table-cell office:value-type="float" office:value="0.0790094339622642" calcext:value-type="float">
            <text:p>0.079009434</text:p>
          </table:table-cell>
          <table:table-cell office:value-type="float" office:value="0.349707370803103" calcext:value-type="float">
            <text:p>0.3497073708</text:p>
          </table:table-cell>
          <table:table-cell office:value-type="float" office:value="0.570754716981132" calcext:value-type="float">
            <text:p>0.570754717</text:p>
          </table:table-cell>
          <table:table-cell office:value-type="float" office:value="0.645882018131543" calcext:value-type="float">
            <text:p>0.6458820181</text:p>
          </table:table-cell>
          <table:table-cell office:value-type="float" office:value="0.0943396226415094" calcext:value-type="float">
            <text:p>0.0943396226</text:p>
          </table:table-cell>
          <table:table-cell office:value-type="float" office:value="0.406974615285339" calcext:value-type="float">
            <text:p>0.4069746153</text:p>
          </table:table-cell>
          <table:table-cell office:value-type="float" office:value="0.0790094339622642" calcext:value-type="float">
            <text:p>0.079009434</text:p>
          </table:table-cell>
          <table:table-cell office:value-type="float" office:value="0.269753486181786" calcext:value-type="float">
            <text:p>0.2697534862</text:p>
          </table:table-cell>
          <table:table-cell office:value-type="float" office:value="0.00117924528301887" calcext:value-type="float">
            <text:p>0.0011792453</text:p>
          </table:table-cell>
          <table:table-cell office:value-type="float" office:value="0.0343198872897529" calcext:value-type="float">
            <text:p>0.0343198873</text:p>
          </table:table-cell>
          <table:table-cell office:value-type="float" office:value="0.39622641509434" calcext:value-type="float">
            <text:p>0.3962264151</text:p>
          </table:table-cell>
          <table:table-cell office:value-type="float" office:value="0.55251133827722" calcext:value-type="float">
            <text:p>0.5525113383</text:p>
          </table:table-cell>
          <table:table-cell office:value-type="float" office:value="4190.33372641509" calcext:value-type="float">
            <text:p>4190.3337264151</text:p>
          </table:table-cell>
          <table:table-cell office:value-type="float" office:value="6039.94535272154" calcext:value-type="float">
            <text:p>6039.9453527215</text:p>
          </table:table-cell>
          <table:table-cell office:value-type="float" office:value="3640.55188679245" calcext:value-type="float">
            <text:p>3640.5518867925</text:p>
          </table:table-cell>
          <table:table-cell office:value-type="float" office:value="5186.16196311734" calcext:value-type="float">
            <text:p>5186.1619631174</text:p>
          </table:table-cell>
          <table:table-cell office:value-type="float" office:value="60.7040094339623" calcext:value-type="float">
            <text:p>60.704009434</text:p>
          </table:table-cell>
          <table:table-cell office:value-type="float" office:value="444.752518508635" calcext:value-type="float">
            <text:p>444.7525185086</text:p>
          </table:table-cell>
          <table:table-cell office:value-type="float" office:value="70.6627358490566" calcext:value-type="float">
            <text:p>70.6627358491</text:p>
          </table:table-cell>
          <table:table-cell office:value-type="float" office:value="442.430187892455" calcext:value-type="float">
            <text:p>442.4301878925</text:p>
          </table:table-cell>
          <table:table-cell office:value-type="float" office:value="2.40683962264151" calcext:value-type="float">
            <text:p>2.4068396226</text:p>
          </table:table-cell>
          <table:table-cell office:value-type="float" office:value="10.2495191057341" calcext:value-type="float">
            <text:p>10.2495191057</text:p>
          </table:table-cell>
          <table:table-cell office:value-type="float" office:value="407.956367924528" calcext:value-type="float">
            <text:p>407.9563679245</text:p>
          </table:table-cell>
          <table:table-cell office:value-type="float" office:value="1715.31217089342" calcext:value-type="float">
            <text:p>1715.3121708934</text:p>
          </table:table-cell>
          <table:table-cell office:value-type="float" office:value="8.05188679245283" calcext:value-type="float">
            <text:p>8.0518867925</text:p>
          </table:table-cell>
          <table:table-cell office:value-type="float" office:value="63.1008637490326" calcext:value-type="float">
            <text:p>63.100863749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6" calcext:value-type="float">
            <text:p>6</text:p>
          </table:table-cell>
          <table:table-cell office:value-type="float" office:value="294.981132075472" calcext:value-type="float">
            <text:p>294.9811320755</text:p>
          </table:table-cell>
          <table:table-cell office:value-type="float" office:value="707.483566795379" calcext:value-type="float">
            <text:p>707.4835667954</text:p>
          </table:table-cell>
          <table:table-cell office:value-type="float" office:value="183.854952830189" calcext:value-type="float">
            <text:p>183.8549528302</text:p>
          </table:table-cell>
          <table:table-cell office:value-type="float" office:value="399.722780055479" calcext:value-type="float">
            <text:p>399.7227800555</text:p>
          </table:table-cell>
          <table:table-cell office:value-type="float" office:value="829" calcext:value-type="float">
            <text:p>82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553403" calcext:value-type="float">
            <text:p>3553403</text:p>
          </table:table-cell>
          <table:table-cell office:value-type="float" office:value="3087188" calcext:value-type="float">
            <text:p>3087188</text:p>
          </table:table-cell>
          <table:table-cell office:value-type="float" office:value="51477" calcext:value-type="float">
            <text:p>51477</text:p>
          </table:table-cell>
          <table:table-cell office:value-type="float" office:value="59922" calcext:value-type="float">
            <text:p>59922</text:p>
          </table:table-cell>
          <table:table-cell office:value-type="float" office:value="2041" calcext:value-type="float">
            <text:p>2041</text:p>
          </table:table-cell>
          <table:table-cell office:value-type="float" office:value="345947" calcext:value-type="float">
            <text:p>345947</text:p>
          </table:table-cell>
          <table:table-cell office:value-type="float" office:value="6828" calcext:value-type="float">
            <text:p>68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box MĂ©xico</text:p>
          </table:table-cell>
          <table:table-cell office:value-type="float" office:value="1737" calcext:value-type="float">
            <text:p>1737</text:p>
          </table:table-cell>
          <table:table-cell office:value-type="float" office:value="41" calcext:value-type="float">
            <text:p>41</text:p>
          </table:table-cell>
          <table:table-cell office:value-type="float" office:value="1696" calcext:value-type="float">
            <text:p>1696</text:p>
          </table:table-cell>
          <table:table-cell office:value-type="float" office:value="554.666666666667" calcext:value-type="float">
            <text:p>554.6666666667</text:p>
          </table:table-cell>
          <table:table-cell office:value-type="float" office:value="27.3536509852382" calcext:value-type="float">
            <text:p>27.3536509852</text:p>
          </table:table-cell>
          <table:table-cell office:value-type="float" office:value="121.277548615203" calcext:value-type="float">
            <text:p>121.2775486152</text:p>
          </table:table-cell>
          <table:table-cell office:value-type="float" office:value="60.3905882033679" calcext:value-type="float">
            <text:p>60.3905882034</text:p>
          </table:table-cell>
          <table:table-cell office:value-type="float" office:value="16.280070754717" calcext:value-type="float">
            <text:p>16.2800707547</text:p>
          </table:table-cell>
          <table:table-cell office:value-type="float" office:value="7.09263030983393" calcext:value-type="float">
            <text:p>7.0926303098</text:p>
          </table:table-cell>
          <table:table-cell office:value-type="float" office:value="0.376768867924528" calcext:value-type="float">
            <text:p>0.3767688679</text:p>
          </table:table-cell>
          <table:table-cell office:value-type="float" office:value="0.841243987543426" calcext:value-type="float">
            <text:p>0.8412439875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688022421578207" calcext:value-type="float">
            <text:p>0.6880224216</text:p>
          </table:table-cell>
          <table:table-cell office:value-type="float" office:value="1.51061320754717" calcext:value-type="float">
            <text:p>1.5106132075</text:p>
          </table:table-cell>
          <table:table-cell office:value-type="float" office:value="0.831928086409899" calcext:value-type="float">
            <text:p>0.8319280864</text:p>
          </table:table-cell>
          <table:table-cell office:value-type="float" office:value="0.725235849056604" calcext:value-type="float">
            <text:p>0.7252358491</text:p>
          </table:table-cell>
          <table:table-cell office:value-type="float" office:value="0.816963395543669" calcext:value-type="float">
            <text:p>0.8169633955</text:p>
          </table:table-cell>
          <table:table-cell office:value-type="float" office:value="0.311910377358491" calcext:value-type="float">
            <text:p>0.3119103774</text:p>
          </table:table-cell>
          <table:table-cell office:value-type="float" office:value="0.473345810289608" calcext:value-type="float">
            <text:p>0.4733458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3466981132076" calcext:value-type="float">
            <text:p>0.4734669811</text:p>
          </table:table-cell>
          <table:table-cell office:value-type="float" office:value="0.566771524667485" calcext:value-type="float">
            <text:p>0.5667715247</text:p>
          </table:table-cell>
          <table:table-cell office:value-type="float" office:value="2799.36261792453" calcext:value-type="float">
            <text:p>2799.3626179245</text:p>
          </table:table-cell>
          <table:table-cell office:value-type="float" office:value="6289.74374899806" calcext:value-type="float">
            <text:p>6289.7437489981</text:p>
          </table:table-cell>
          <table:table-cell office:value-type="float" office:value="1916.77299528302" calcext:value-type="float">
            <text:p>1916.772995283</text:p>
          </table:table-cell>
          <table:table-cell office:value-type="float" office:value="4369.49814413574" calcext:value-type="float">
            <text:p>4369.4981441357</text:p>
          </table:table-cell>
          <table:table-cell office:value-type="float" office:value="136.504716981132" calcext:value-type="float">
            <text:p>136.5047169811</text:p>
          </table:table-cell>
          <table:table-cell office:value-type="float" office:value="640.049494125712" calcext:value-type="float">
            <text:p>640.0494941257</text:p>
          </table:table-cell>
          <table:table-cell office:value-type="float" office:value="179.349056603774" calcext:value-type="float">
            <text:p>179.3490566038</text:p>
          </table:table-cell>
          <table:table-cell office:value-type="float" office:value="1188.26009471319" calcext:value-type="float">
            <text:p>1188.2600947132</text:p>
          </table:table-cell>
          <table:table-cell office:value-type="float" office:value="13.3119103773585" calcext:value-type="float">
            <text:p>13.3119103774</text:p>
          </table:table-cell>
          <table:table-cell office:value-type="float" office:value="61.5835929022226" calcext:value-type="float">
            <text:p>61.5835929022</text:p>
          </table:table-cell>
          <table:table-cell office:value-type="float" office:value="510.353773584906" calcext:value-type="float">
            <text:p>510.3537735849</text:p>
          </table:table-cell>
          <table:table-cell office:value-type="float" office:value="1848.86032012557" calcext:value-type="float">
            <text:p>1848.8603201256</text:p>
          </table:table-cell>
          <table:table-cell office:value-type="float" office:value="43.0701650943396" calcext:value-type="float">
            <text:p>43.0701650943</text:p>
          </table:table-cell>
          <table:table-cell office:value-type="float" office:value="301.368003830068" calcext:value-type="float">
            <text:p>301.3680038301</text:p>
          </table:table-cell>
          <table:table-cell office:value-type="float" office:value="1696" calcext:value-type="float">
            <text:p>1696</text:p>
          </table:table-cell>
          <table:table-cell office:value-type="float" office:value="0" calcext:value-type="float">
            <text:p>0</text:p>
          </table:table-cell>
          <table:table-cell office:value-type="float" office:value="1144" calcext:value-type="float">
            <text:p>1144</text:p>
          </table:table-cell>
          <table:table-cell office:value-type="float" office:value="41" calcext:value-type="float">
            <text:p>41</text:p>
          </table:table-cell>
          <table:table-cell office:value-type="float" office:value="304.794811320755" calcext:value-type="float">
            <text:p>304.7948113208</text:p>
          </table:table-cell>
          <table:table-cell office:value-type="float" office:value="850.758253843306" calcext:value-type="float">
            <text:p>850.7582538433</text:p>
          </table:table-cell>
          <table:table-cell office:value-type="float" office:value="285.386202830189" calcext:value-type="float">
            <text:p>285.3862028302</text:p>
          </table:table-cell>
          <table:table-cell office:value-type="float" office:value="742.327722865791" calcext:value-type="float">
            <text:p>742.3277228658</text:p>
          </table:table-cell>
          <table:table-cell office:value-type="float" office:value="1694" calcext:value-type="float">
            <text:p>16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47719" calcext:value-type="float">
            <text:p>4747719</text:p>
          </table:table-cell>
          <table:table-cell office:value-type="float" office:value="3250847" calcext:value-type="float">
            <text:p>3250847</text:p>
          </table:table-cell>
          <table:table-cell office:value-type="float" office:value="231512" calcext:value-type="float">
            <text:p>231512</text:p>
          </table:table-cell>
          <table:table-cell office:value-type="float" office:value="304176" calcext:value-type="float">
            <text:p>304176</text:p>
          </table:table-cell>
          <table:table-cell office:value-type="float" office:value="22577" calcext:value-type="float">
            <text:p>22577</text:p>
          </table:table-cell>
          <table:table-cell office:value-type="float" office:value="865560" calcext:value-type="float">
            <text:p>865560</text:p>
          </table:table-cell>
          <table:table-cell office:value-type="float" office:value="73047" calcext:value-type="float">
            <text:p>730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ikon</text:p>
          </table:table-cell>
          <table:table-cell office:value-type="float" office:value="1357" calcext:value-type="float">
            <text:p>1357</text:p>
          </table:table-cell>
          <table:table-cell office:value-type="float" office:value="32" calcext:value-type="float">
            <text:p>32</text:p>
          </table:table-cell>
          <table:table-cell office:value-type="float" office:value="1325" calcext:value-type="float">
            <text:p>1325</text:p>
          </table:table-cell>
          <table:table-cell office:value-type="float" office:value="433.333333333333" calcext:value-type="float">
            <text:p>433.3333333333</text:p>
          </table:table-cell>
          <table:table-cell office:value-type="float" office:value="88.8231701503361" calcext:value-type="float">
            <text:p>88.8231701503</text:p>
          </table:table-cell>
          <table:table-cell office:value-type="float" office:value="149.453242835596" calcext:value-type="float">
            <text:p>149.4532428356</text:p>
          </table:table-cell>
          <table:table-cell office:value-type="float" office:value="290.16009857702" calcext:value-type="float">
            <text:p>290.160098577</text:p>
          </table:table-cell>
          <table:table-cell office:value-type="float" office:value="23.1494339622642" calcext:value-type="float">
            <text:p>23.1494339623</text:p>
          </table:table-cell>
          <table:table-cell office:value-type="float" office:value="44.8812303675183" calcext:value-type="float">
            <text:p>44.8812303675</text:p>
          </table:table-cell>
          <table:table-cell office:value-type="float" office:value="0.175094339622642" calcext:value-type="float">
            <text:p>0.1750943396</text:p>
          </table:table-cell>
          <table:table-cell office:value-type="float" office:value="0.444146935747617" calcext:value-type="float">
            <text:p>0.4441469357</text:p>
          </table:table-cell>
          <table:table-cell office:value-type="float" office:value="0.451320754716981" calcext:value-type="float">
            <text:p>0.4513207547</text:p>
          </table:table-cell>
          <table:table-cell office:value-type="float" office:value="0.572390016578448" calcext:value-type="float">
            <text:p>0.5723900166</text:p>
          </table:table-cell>
          <table:table-cell office:value-type="float" office:value="1.18792452830189" calcext:value-type="float">
            <text:p>1.1879245283</text:p>
          </table:table-cell>
          <table:table-cell office:value-type="float" office:value="1.05551804055007" calcext:value-type="float">
            <text:p>1.0555180406</text:p>
          </table:table-cell>
          <table:table-cell office:value-type="float" office:value="0.775094339622642" calcext:value-type="float">
            <text:p>0.7750943396</text:p>
          </table:table-cell>
          <table:table-cell office:value-type="float" office:value="0.971665799059687" calcext:value-type="float">
            <text:p>0.9716657991</text:p>
          </table:table-cell>
          <table:table-cell office:value-type="float" office:value="0.0739622641509434" calcext:value-type="float">
            <text:p>0.0739622642</text:p>
          </table:table-cell>
          <table:table-cell office:value-type="float" office:value="0.264577553082028" calcext:value-type="float">
            <text:p>0.2645775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8867924528302" calcext:value-type="float">
            <text:p>0.3388679245</text:p>
          </table:table-cell>
          <table:table-cell office:value-type="float" office:value="0.50270836430002" calcext:value-type="float">
            <text:p>0.5027083643</text:p>
          </table:table-cell>
          <table:table-cell office:value-type="float" office:value="662.341132075472" calcext:value-type="float">
            <text:p>662.3411320755</text:p>
          </table:table-cell>
          <table:table-cell office:value-type="float" office:value="1269.50842597791" calcext:value-type="float">
            <text:p>1269.5084259779</text:p>
          </table:table-cell>
          <table:table-cell office:value-type="float" office:value="569.695094339623" calcext:value-type="float">
            <text:p>569.6950943396</text:p>
          </table:table-cell>
          <table:table-cell office:value-type="float" office:value="1190.26334514935" calcext:value-type="float">
            <text:p>1190.2633451494</text:p>
          </table:table-cell>
          <table:table-cell office:value-type="float" office:value="8.63471698113208" calcext:value-type="float">
            <text:p>8.6347169811</text:p>
          </table:table-cell>
          <table:table-cell office:value-type="float" office:value="25.5679221640677" calcext:value-type="float">
            <text:p>25.5679221641</text:p>
          </table:table-cell>
          <table:table-cell office:value-type="float" office:value="15.2641509433962" calcext:value-type="float">
            <text:p>15.2641509434</text:p>
          </table:table-cell>
          <table:table-cell office:value-type="float" office:value="69.2632470657449" calcext:value-type="float">
            <text:p>69.2632470657</text:p>
          </table:table-cell>
          <table:table-cell office:value-type="float" office:value="0.474716981132075" calcext:value-type="float">
            <text:p>0.4747169811</text:p>
          </table:table-cell>
          <table:table-cell office:value-type="float" office:value="4.58878065925669" calcext:value-type="float">
            <text:p>4.5887806593</text:p>
          </table:table-cell>
          <table:table-cell office:value-type="float" office:value="64.8188679245283" calcext:value-type="float">
            <text:p>64.8188679245</text:p>
          </table:table-cell>
          <table:table-cell office:value-type="float" office:value="104.116859339486" calcext:value-type="float">
            <text:p>104.1168593395</text:p>
          </table:table-cell>
          <table:table-cell office:value-type="float" office:value="3.45358490566038" calcext:value-type="float">
            <text:p>3.4535849057</text:p>
          </table:table-cell>
          <table:table-cell office:value-type="float" office:value="19.3134696465954" calcext:value-type="float">
            <text:p>19.3134696466</text:p>
          </table:table-cell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117.495094339623" calcext:value-type="float">
            <text:p>117.4950943396</text:p>
          </table:table-cell>
          <table:table-cell office:value-type="float" office:value="260.208188373635" calcext:value-type="float">
            <text:p>260.2081883736</text:p>
          </table:table-cell>
          <table:table-cell office:value-type="float" office:value="28.4037735849057" calcext:value-type="float">
            <text:p>28.4037735849</text:p>
          </table:table-cell>
          <table:table-cell office:value-type="float" office:value="78.6375731459737" calcext:value-type="float">
            <text:p>78.637573146</text:p>
          </table:table-cell>
          <table:table-cell office:value-type="float" office:value="1232" calcext:value-type="float">
            <text:p>1232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877602" calcext:value-type="float">
            <text:p>877602</text:p>
          </table:table-cell>
          <table:table-cell office:value-type="float" office:value="754846" calcext:value-type="float">
            <text:p>754846</text:p>
          </table:table-cell>
          <table:table-cell office:value-type="float" office:value="11441" calcext:value-type="float">
            <text:p>11441</text:p>
          </table:table-cell>
          <table:table-cell office:value-type="float" office:value="20225" calcext:value-type="float">
            <text:p>20225</text:p>
          </table:table-cell>
          <table:table-cell office:value-type="float" office:value="629" calcext:value-type="float">
            <text:p>629</text:p>
          </table:table-cell>
          <table:table-cell office:value-type="float" office:value="85885" calcext:value-type="float">
            <text:p>85885</text:p>
          </table:table-cell>
          <table:table-cell office:value-type="float" office:value="4576" calcext:value-type="float">
            <text:p>45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coste</text:p>
          </table:table-cell>
          <table:table-cell office:value-type="float" office:value="914" calcext:value-type="float">
            <text:p>914</text:p>
          </table:table-cell>
          <table:table-cell office:value-type="float" office:value="2" calcext:value-type="float">
            <text:p>2</text:p>
          </table:table-cell>
          <table:table-cell office:value-type="float" office:value="912" calcext:value-type="float">
            <text:p>912</text:p>
          </table:table-cell>
          <table:table-cell office:value-type="float" office:value="242" calcext:value-type="float">
            <text:p>242</text:p>
          </table:table-cell>
          <table:table-cell office:value-type="float" office:value="128.553490812191" calcext:value-type="float">
            <text:p>128.5534908122</text:p>
          </table:table-cell>
          <table:table-cell office:value-type="float" office:value="141.529025191676" calcext:value-type="float">
            <text:p>141.5290251917</text:p>
          </table:table-cell>
          <table:table-cell office:value-type="float" office:value="234.224636095891" calcext:value-type="float">
            <text:p>234.2246360959</text:p>
          </table:table-cell>
          <table:table-cell office:value-type="float" office:value="20.4418859649123" calcext:value-type="float">
            <text:p>20.4418859649</text:p>
          </table:table-cell>
          <table:table-cell office:value-type="float" office:value="36.5641847333571" calcext:value-type="float">
            <text:p>36.5641847334</text:p>
          </table:table-cell>
          <table:table-cell office:value-type="float" office:value="0.043859649122807" calcext:value-type="float">
            <text:p>0.0438596491</text:p>
          </table:table-cell>
          <table:table-cell office:value-type="float" office:value="0.261250396698867" calcext:value-type="float">
            <text:p>0.2612503967</text:p>
          </table:table-cell>
          <table:table-cell office:value-type="float" office:value="0.542763157894737" calcext:value-type="float">
            <text:p>0.5427631579</text:p>
          </table:table-cell>
          <table:table-cell office:value-type="float" office:value="0.77398223836812" calcext:value-type="float">
            <text:p>0.7739822384</text:p>
          </table:table-cell>
          <table:table-cell office:value-type="float" office:value="1.10964912280702" calcext:value-type="float">
            <text:p>1.1096491228</text:p>
          </table:table-cell>
          <table:table-cell office:value-type="float" office:value="1.0125501328932" calcext:value-type="float">
            <text:p>1.0125501329</text:p>
          </table:table-cell>
          <table:table-cell office:value-type="float" office:value="0.218201754385965" calcext:value-type="float">
            <text:p>0.2182017544</text:p>
          </table:table-cell>
          <table:table-cell office:value-type="float" office:value="0.779097720148623" calcext:value-type="float">
            <text:p>0.7790977201</text:p>
          </table:table-cell>
          <table:table-cell office:value-type="float" office:value="0.244517543859649" calcext:value-type="float">
            <text:p>0.2445175439</text:p>
          </table:table-cell>
          <table:table-cell office:value-type="float" office:value="0.43234441948594" calcext:value-type="float">
            <text:p>0.4323444195</text:p>
          </table:table-cell>
          <table:table-cell office:value-type="float" office:value="0.0394736842105263" calcext:value-type="float">
            <text:p>0.0394736842</text:p>
          </table:table-cell>
          <table:table-cell office:value-type="float" office:value="0.194719060354589" calcext:value-type="float">
            <text:p>0.1947190604</text:p>
          </table:table-cell>
          <table:table-cell office:value-type="float" office:value="0.607456140350877" calcext:value-type="float">
            <text:p>0.6074561404</text:p>
          </table:table-cell>
          <table:table-cell office:value-type="float" office:value="0.57303181290627" calcext:value-type="float">
            <text:p>0.5730318129</text:p>
          </table:table-cell>
          <table:table-cell office:value-type="float" office:value="1424.71600877193" calcext:value-type="float">
            <text:p>1424.7160087719</text:p>
          </table:table-cell>
          <table:table-cell office:value-type="float" office:value="2353.70695203534" calcext:value-type="float">
            <text:p>2353.7069520354</text:p>
          </table:table-cell>
          <table:table-cell office:value-type="float" office:value="1326.84210526316" calcext:value-type="float">
            <text:p>1326.8421052632</text:p>
          </table:table-cell>
          <table:table-cell office:value-type="float" office:value="2125.12103712651" calcext:value-type="float">
            <text:p>2125.1210371265</text:p>
          </table:table-cell>
          <table:table-cell office:value-type="float" office:value="8.91118421052632" calcext:value-type="float">
            <text:p>8.9111842105</text:p>
          </table:table-cell>
          <table:table-cell office:value-type="float" office:value="52.8800343495366" calcext:value-type="float">
            <text:p>52.8800343495</text:p>
          </table:table-cell>
          <table:table-cell office:value-type="float" office:value="1.75767543859649" calcext:value-type="float">
            <text:p>1.7576754386</text:p>
          </table:table-cell>
          <table:table-cell office:value-type="float" office:value="11.7131957315473" calcext:value-type="float">
            <text:p>11.7131957315</text:p>
          </table:table-cell>
          <table:table-cell office:value-type="float" office:value="0.134868421052632" calcext:value-type="float">
            <text:p>0.1348684211</text:p>
          </table:table-cell>
          <table:table-cell office:value-type="float" office:value="0.686980413076049" calcext:value-type="float">
            <text:p>0.6869804131</text:p>
          </table:table-cell>
          <table:table-cell office:value-type="float" office:value="86.8947368421053" calcext:value-type="float">
            <text:p>86.8947368421</text:p>
          </table:table-cell>
          <table:table-cell office:value-type="float" office:value="269.813023901805" calcext:value-type="float">
            <text:p>269.8130239018</text:p>
          </table:table-cell>
          <table:table-cell office:value-type="float" office:value="0.175438596491228" calcext:value-type="float">
            <text:p>0.1754385965</text:p>
          </table:table-cell>
          <table:table-cell office:value-type="float" office:value="1.14800065739855" calcext:value-type="float">
            <text:p>1.1480006574</text:p>
          </table:table-cell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97" calcext:value-type="float">
            <text:p>197</text:p>
          </table:table-cell>
          <table:table-cell office:value-type="float" office:value="46.7094298245614" calcext:value-type="float">
            <text:p>46.7094298246</text:p>
          </table:table-cell>
          <table:table-cell office:value-type="float" office:value="237.018838541073" calcext:value-type="float">
            <text:p>237.0188385411</text:p>
          </table:table-cell>
          <table:table-cell office:value-type="float" office:value="12.6304824561404" calcext:value-type="float">
            <text:p>12.6304824561</text:p>
          </table:table-cell>
          <table:table-cell office:value-type="float" office:value="33.2271302530772" calcext:value-type="float">
            <text:p>33.2271302531</text:p>
          </table:table-cell>
          <table:table-cell office:value-type="float" office:value="712" calcext:value-type="float">
            <text:p>712</text:p>
          </table:table-cell>
          <table:table-cell office:value-type="float" office:value="20" calcext:value-type="float">
            <text:p>20</text:p>
          </table:table-cell>
          <table:table-cell office:value-type="float" office:value="172" calcext:value-type="float">
            <text:p>172</text:p>
          </table:table-cell>
          <table:table-cell office:value-type="float" office:value="1299341" calcext:value-type="float">
            <text:p>1299341</text:p>
          </table:table-cell>
          <table:table-cell office:value-type="float" office:value="1210080" calcext:value-type="float">
            <text:p>1210080</text:p>
          </table:table-cell>
          <table:table-cell office:value-type="float" office:value="8127" calcext:value-type="float">
            <text:p>8127</text:p>
          </table:table-cell>
          <table:table-cell office:value-type="float" office:value="1603" calcext:value-type="float">
            <text:p>1603</text:p>
          </table:table-cell>
          <table:table-cell office:value-type="float" office:value="123" calcext:value-type="float">
            <text:p>123</text:p>
          </table:table-cell>
          <table:table-cell office:value-type="float" office:value="79248" calcext:value-type="float">
            <text:p>79248</text:p>
          </table:table-cell>
          <table:table-cell office:value-type="float" office:value="160" calcext:value-type="float">
            <text:p>1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27" meta:object-count="0"/>
    <meta:generator>LibreOffice/5.1.6.2$Linux_X86_64 LibreOffice_project/10m0$Build-2</meta:generator>
  </office:meta>
</office:document-meta>
</file>